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2.221cm"/>
    </style:style>
    <style:style style:name="co5" style:family="table-column">
      <style:table-column-properties fo:break-before="auto" style:column-width="2.1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transparent" fo:border-left="none" fo:border-right="none" fo:border-top="0.088cm solid #e6e6e6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23ff23" fo:border="0.002cm solid #000000"/>
    </style:style>
    <style:style style:name="ce6" style:family="table-cell" style:parent-style-name="Default">
      <style:table-cell-properties fo:background-color="#ffcc99" fo:border="0.002cm solid #000000"/>
    </style:style>
    <style:style style:name="gr1" style:family="graphic">
      <style:graphic-properties draw:ole-draw-aspect="1"/>
    </style:style>
    <style:style style:name="gr2" style:family="graphic">
      <style:graphic-properties draw:stroke="none" draw:fill-color="#e6e6e6" draw:textarea-vertical-align="middle" draw:auto-grow-height="false" fo:min-height="0.749cm" fo:min-width="0.499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color="#e6e6e6"/>
    </style:style>
  </office:automatic-styles>
  <office:body>
    <office:spreadsheet>
      <table:table table:name="ods-import" table:style-name="ta1" table:print-ranges="'ods-import'.A1:'ods-import'.R53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>
            <draw:frame table:end-cell-address="'ods-import'.I53" table:end-x="2.01cm" table:end-y="0.344cm" draw:z-index="0" draw:style-name="gr1" svg:width="16.296cm" svg:height="23.737cm" svg:x="0cm" svg:y="0cm">
              <draw:object draw:notify-on-update-of-ranges="'ods-import'.P39:'ods-import'.P51 'ods-import'.Q38:'ods-import'.Q38 'ods-import'.Q39:'ods-import'.Q51 'ods-import'.R38:'ods-import'.R38 'ods-import'.R39:'ods-import'.R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Default" office:value-type="string">
            <text:p>LogID</text:p>
          </table:table-cell>
          <table:table-cell table:style-name="Default" office:value-type="string">
            <text:p>Timestamp when Programm starts [s from 01.01.1970]</text:p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Default" office:value-type="string">
            <text:p>m,n,p</text:p>
          </table:table-cell>
          <table:table-cell table:style-name="Default" office:value-type="string">
            <text:p>Dimensions of the matrices (A[m][n] * B[n][p] = C[m][p])</text:p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Default" office:value-type="string">
            <text:p>print option</text:p>
          </table:table-cell>
          <table:table-cell table:style-name="Default" office:value-type="string">
            <text:p>0=nothing 1=screen 2=file(LogID_xxxxxxxxxx.txt) 3=screen and file</text:p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Default" office:value-type="string">
            <text:p>multipliTime</text:p>
          </table:table-cell>
          <table:table-cell table:style-name="Default" office:value-type="string">
            <text:p>Time[s] for multiplication</text:p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Default" office:value-type="string">
            <text:p>multipliType</text:p>
          </table:table-cell>
          <table:table-cell table:style-name="Default" office:value-type="string">
            <text:p>Type of multiplication</text:p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Default" office:value-type="string">
            <text:p>numOfProc</text:p>
          </table:table-cell>
          <table:table-cell table:style-name="Default" office:value-type="string">
            <text:p>Number of Processors on the machine</text:p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Default" table:number-columns-repeated="8"/>
        </table:table-row>
        <table:table-row table:style-name="ro1">
          <table:table-cell table:number-columns-repeated="10"/>
          <table:table-cell table:style-name="ce1" office:value-type="string">
            <text:p>LogID</text:p>
          </table:table-cell>
          <table:table-cell table:style-name="ce1" office:value-type="string">
            <text:p>print optio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ultipliTime</text:p>
          </table:table-cell>
          <table:table-cell table:style-name="ce1" office:value-type="string">
            <text:p>multipliType</text:p>
          </table:table-cell>
          <table:table-cell table:style-name="ce1" office:value-type="string">
            <text:p>numOfProc</text:p>
          </table:table-cell>
        </table:table-row>
        <table:table-row table:style-name="ro1">
          <table:table-cell table:number-columns-repeated="10"/>
          <table:table-cell office:value-type="float" office:value="1291757895">
            <text:p>1291757895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009">
            <text:p>0,000009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5">
            <text:p>1291757895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133">
            <text:p>0,000133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6">
            <text:p>1291757896</text:p>
          </table:table-cell>
          <table:table-cell office:value-type="float" office:value="0">
            <text:p>0</text:p>
          </table:table-cell>
          <table:table-cell table:number-columns-repeated="3" office:value-type="float" office:value="25">
            <text:p>25</text:p>
          </table:table-cell>
          <table:table-cell office:value-type="float" office:value="0.000108">
            <text:p>0,000108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6">
            <text:p>1291757896</text:p>
          </table:table-cell>
          <table:table-cell office:value-type="float" office:value="0">
            <text:p>0</text:p>
          </table:table-cell>
          <table:table-cell table:number-columns-repeated="3" office:value-type="float" office:value="25">
            <text:p>25</text:p>
          </table:table-cell>
          <table:table-cell office:value-type="float" office:value="0.00028">
            <text:p>0,00028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7">
            <text:p>1291757897</text:p>
          </table:table-cell>
          <table:table-cell office:value-type="float" office:value="0">
            <text:p>0</text:p>
          </table:table-cell>
          <table:table-cell table:number-columns-repeated="3" office:value-type="float" office:value="50">
            <text:p>50</text:p>
          </table:table-cell>
          <table:table-cell office:value-type="float" office:value="0.000842">
            <text:p>0,000842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7">
            <text:p>1291757897</text:p>
          </table:table-cell>
          <table:table-cell office:value-type="float" office:value="0">
            <text:p>0</text:p>
          </table:table-cell>
          <table:table-cell table:number-columns-repeated="3" office:value-type="float" office:value="50">
            <text:p>50</text:p>
          </table:table-cell>
          <table:table-cell office:value-type="float" office:value="0.001255">
            <text:p>0,001255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8">
            <text:p>1291757898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0.00679">
            <text:p>0,00679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8">
            <text:p>1291757898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0.005715">
            <text:p>0,005715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9">
            <text:p>1291757899</text:p>
          </table:table-cell>
          <table:table-cell office:value-type="float" office:value="0">
            <text:p>0</text:p>
          </table:table-cell>
          <table:table-cell table:number-columns-repeated="3" office:value-type="float" office:value="150">
            <text:p>150</text:p>
          </table:table-cell>
          <table:table-cell office:value-type="float" office:value="0.022738">
            <text:p>0,022738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899">
            <text:p>1291757899</text:p>
          </table:table-cell>
          <table:table-cell office:value-type="float" office:value="0">
            <text:p>0</text:p>
          </table:table-cell>
          <table:table-cell table:number-columns-repeated="3" office:value-type="float" office:value="150">
            <text:p>150</text:p>
          </table:table-cell>
          <table:table-cell office:value-type="float" office:value="0.017486">
            <text:p>0,017486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1">
            <text:p>129175790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.053809">
            <text:p>0,053809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1">
            <text:p>129175790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.024032">
            <text:p>0,024032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2">
            <text:p>1291757902</text:p>
          </table:table-cell>
          <table:table-cell office:value-type="float" office:value="0">
            <text:p>0</text:p>
          </table:table-cell>
          <table:table-cell table:number-columns-repeated="3" office:value-type="float" office:value="300">
            <text:p>300</text:p>
          </table:table-cell>
          <table:table-cell office:value-type="float" office:value="0.182557">
            <text:p>0,182557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2">
            <text:p>1291757902</text:p>
          </table:table-cell>
          <table:table-cell office:value-type="float" office:value="0">
            <text:p>0</text:p>
          </table:table-cell>
          <table:table-cell table:number-columns-repeated="3" office:value-type="float" office:value="300">
            <text:p>300</text:p>
          </table:table-cell>
          <table:table-cell office:value-type="float" office:value="0.047303">
            <text:p>0,047303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3">
            <text:p>1291757903</text:p>
          </table:table-cell>
          <table:table-cell office:value-type="float" office:value="0">
            <text:p>0</text:p>
          </table:table-cell>
          <table:table-cell table:number-columns-repeated="3" office:value-type="float" office:value="400">
            <text:p>400</text:p>
          </table:table-cell>
          <table:table-cell office:value-type="float" office:value="0.445318">
            <text:p>0,445318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3">
            <text:p>1291757903</text:p>
          </table:table-cell>
          <table:table-cell office:value-type="float" office:value="0">
            <text:p>0</text:p>
          </table:table-cell>
          <table:table-cell table:number-columns-repeated="3" office:value-type="float" office:value="400">
            <text:p>400</text:p>
          </table:table-cell>
          <table:table-cell office:value-type="float" office:value="0.116518">
            <text:p>0,116518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4">
            <text:p>1291757904</text:p>
          </table:table-cell>
          <table:table-cell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.971095">
            <text:p>0,971095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4">
            <text:p>1291757904</text:p>
          </table:table-cell>
          <table:table-cell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.196249">
            <text:p>0,196249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7">
            <text:p>1291757907</text:p>
          </table:table-cell>
          <table:table-cell office:value-type="float" office:value="0">
            <text:p>0</text:p>
          </table:table-cell>
          <table:table-cell table:number-columns-repeated="3" office:value-type="float" office:value="750">
            <text:p>750</text:p>
          </table:table-cell>
          <table:table-cell office:value-type="float" office:value="3.912249">
            <text:p>3,912249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07">
            <text:p>1291757907</text:p>
          </table:table-cell>
          <table:table-cell office:value-type="float" office:value="0">
            <text:p>0</text:p>
          </table:table-cell>
          <table:table-cell table:number-columns-repeated="3" office:value-type="float" office:value="750">
            <text:p>750</text:p>
          </table:table-cell>
          <table:table-cell office:value-type="float" office:value="0.758423">
            <text:p>0,758423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12">
            <text:p>1291757912</text:p>
          </table:table-cell>
          <table:table-cell office:value-type="float" office:value="0">
            <text:p>0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9.821171">
            <text:p>9,821171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12">
            <text:p>1291757912</text:p>
          </table:table-cell>
          <table:table-cell office:value-type="float" office:value="0">
            <text:p>0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1.77215">
            <text:p>1,77215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25">
            <text:p>1291757925</text:p>
          </table:table-cell>
          <table:table-cell office:value-type="float" office:value="0">
            <text:p>0</text:p>
          </table:table-cell>
          <table:table-cell table:number-columns-repeated="3" office:value-type="float" office:value="1500">
            <text:p>1500</text:p>
          </table:table-cell>
          <table:table-cell office:value-type="float" office:value="37.2643">
            <text:p>37,2643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25">
            <text:p>1291757925</text:p>
          </table:table-cell>
          <table:table-cell office:value-type="float" office:value="0">
            <text:p>0</text:p>
          </table:table-cell>
          <table:table-cell table:number-columns-repeated="3" office:value-type="float" office:value="1500">
            <text:p>1500</text:p>
          </table:table-cell>
          <table:table-cell office:value-type="float" office:value="6.794313">
            <text:p>6,794313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70">
            <text:p>1291757970</text:p>
          </table:table-cell>
          <table:table-cell office:value-type="float" office:value="0">
            <text:p>0</text:p>
          </table:table-cell>
          <table:table-cell table:number-columns-repeated="3" office:value-type="float" office:value="2000">
            <text:p>2000</text:p>
          </table:table-cell>
          <table:table-cell office:value-type="float" office:value="106.591623">
            <text:p>106,591623</text:p>
          </table:table-cell>
          <table:table-cell office:value-type="string">
            <text:p>SEQ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1291757970">
            <text:p>1291757970</text:p>
          </table:table-cell>
          <table:table-cell office:value-type="float" office:value="0">
            <text:p>0</text:p>
          </table:table-cell>
          <table:table-cell table:number-columns-repeated="3" office:value-type="float" office:value="2000">
            <text:p>2000</text:p>
          </table:table-cell>
          <table:table-cell office:value-type="float" office:value="17.888271">
            <text:p>17,888271</text:p>
          </table:table-cell>
          <table:table-cell office:value-type="string">
            <text:p>OM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table:style-name="Default"/>
          <table:table-cell table:style-name="Default">
            <draw:custom-shape table:end-cell-address="'ods-import'.N40" table:end-x="0.678cm" table:end-y="0.102cm" draw:z-index="1" draw:style-name="gr2" draw:text-style-name="P1" svg:width="1.919cm" svg:height="1.919cm" svg:x="2.332cm" svg:y="0.432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</table:table-cell>
          <table:table-cell table:style-name="Default" table:number-columns-repeated="6"/>
        </table:table-row>
        <table:table-row table:style-name="ro1">
          <table:table-cell table:number-columns-repeated="10"/>
          <table:table-cell table:style-name="ce3" table:number-columns-repeated="8"/>
        </table:table-row>
        <table:table-row table:style-name="ro1">
          <table:table-cell table:number-columns-repeated="10"/>
          <table:table-cell table:style-name="Default" table:number-columns-repeated="8"/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1" office:value-type="string">
            <text:p>n</text:p>
          </table:table-cell>
          <table:table-cell table:style-name="ce1" office:value-type="string">
            <text:p>SEQ</text:p>
          </table:table-cell>
          <table:table-cell table:style-name="ce1" office:value-type="string">
            <text:p>OMP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10">
            <text:p>10</text:p>
          </table:table-cell>
          <table:table-cell table:style-name="ce5" office:value-type="float" office:value="0.000009">
            <text:p>0,000009</text:p>
          </table:table-cell>
          <table:table-cell table:style-name="ce6" office:value-type="float" office:value="0.000133">
            <text:p>0,000133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25">
            <text:p>25</text:p>
          </table:table-cell>
          <table:table-cell table:style-name="ce5" office:value-type="float" office:value="0.000108">
            <text:p>0,000108</text:p>
          </table:table-cell>
          <table:table-cell table:style-name="ce6" office:value-type="float" office:value="0.00028">
            <text:p>0,00028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50">
            <text:p>50</text:p>
          </table:table-cell>
          <table:table-cell table:style-name="ce5" office:value-type="float" office:value="0.000842">
            <text:p>0,000842</text:p>
          </table:table-cell>
          <table:table-cell table:style-name="ce6" office:value-type="float" office:value="0.001255">
            <text:p>0,001255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100">
            <text:p>100</text:p>
          </table:table-cell>
          <table:table-cell table:style-name="ce6" office:value-type="float" office:value="0.00679">
            <text:p>0,00679</text:p>
          </table:table-cell>
          <table:table-cell table:style-name="ce5" office:value-type="float" office:value="0.005715">
            <text:p>0,005715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150">
            <text:p>150</text:p>
          </table:table-cell>
          <table:table-cell table:style-name="ce6" office:value-type="float" office:value="0.022738">
            <text:p>0,022738</text:p>
          </table:table-cell>
          <table:table-cell table:style-name="ce5" office:value-type="float" office:value="0.017486">
            <text:p>0,017486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200">
            <text:p>200</text:p>
          </table:table-cell>
          <table:table-cell table:style-name="ce6" office:value-type="float" office:value="0.053809">
            <text:p>0,053809</text:p>
          </table:table-cell>
          <table:table-cell table:style-name="ce5" office:value-type="float" office:value="0.024032">
            <text:p>0,024032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300">
            <text:p>300</text:p>
          </table:table-cell>
          <table:table-cell table:style-name="ce6" office:value-type="float" office:value="0.182557">
            <text:p>0,182557</text:p>
          </table:table-cell>
          <table:table-cell table:style-name="ce5" office:value-type="float" office:value="0.047303">
            <text:p>0,047303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400">
            <text:p>400</text:p>
          </table:table-cell>
          <table:table-cell table:style-name="ce6" office:value-type="float" office:value="0.445318">
            <text:p>0,445318</text:p>
          </table:table-cell>
          <table:table-cell table:style-name="ce5" office:value-type="float" office:value="0.116518">
            <text:p>0,116518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500">
            <text:p>500</text:p>
          </table:table-cell>
          <table:table-cell table:style-name="ce6" office:value-type="float" office:value="0.971095">
            <text:p>0,971095</text:p>
          </table:table-cell>
          <table:table-cell table:style-name="ce5" office:value-type="float" office:value="0.196249">
            <text:p>0,196249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750">
            <text:p>750</text:p>
          </table:table-cell>
          <table:table-cell table:style-name="ce6" office:value-type="float" office:value="3.912249">
            <text:p>3,912249</text:p>
          </table:table-cell>
          <table:table-cell table:style-name="ce5" office:value-type="float" office:value="0.758423">
            <text:p>0,758423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1000">
            <text:p>1000</text:p>
          </table:table-cell>
          <table:table-cell table:style-name="ce6" office:value-type="float" office:value="9.821171">
            <text:p>9,821171</text:p>
          </table:table-cell>
          <table:table-cell table:style-name="ce5" office:value-type="float" office:value="1.77215">
            <text:p>1,77215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1500">
            <text:p>1500</text:p>
          </table:table-cell>
          <table:table-cell table:style-name="ce6" office:value-type="float" office:value="37.2643">
            <text:p>37,2643</text:p>
          </table:table-cell>
          <table:table-cell table:style-name="ce5" office:value-type="float" office:value="6.794313">
            <text:p>6,794313</text:p>
          </table:table-cell>
        </table:table-row>
        <table:table-row table:style-name="ro1">
          <table:table-cell table:number-columns-repeated="10"/>
          <table:table-cell table:style-name="Default" table:number-columns-repeated="5"/>
          <table:table-cell table:style-name="ce4" office:value-type="float" office:value="2000">
            <text:p>2000</text:p>
          </table:table-cell>
          <table:table-cell table:style-name="ce6" office:value-type="float" office:value="106.591623">
            <text:p>106,591623</text:p>
          </table:table-cell>
          <table:table-cell table:style-name="ce5" office:value-type="float" office:value="17.888271">
            <text:p>17,888271</text:p>
          </table:table-cell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08.12.2010</text:date>, <text:time>01:15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een </meta:initial-creator>
    <meta:creation-date>2010-12-08T00:20:35</meta:creation-date>
    <dc:date>2010-12-08T00:22:10</dc:date>
    <dc:creator>Doreen </dc:creator>
    <meta:editing-duration>PT00H01M36S</meta:editing-duration>
    <meta:editing-cycles>3</meta:editing-cycles>
    <meta:generator>OpenOffice.org/3.2$Linux OpenOffice.org_project/320m19$Build-9505</meta:generator>
    <meta:printed-by>Doreen </meta:printed-by>
    <meta:print-date>2010-12-08T00:23:34</meta:print-date>
    <meta:document-statistic meta:table-count="3" meta:cell-count="2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107" number:language="en" number:country="GB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e6e6e6"/>
    </style:style>
    <style:style style:name="ch9" style:family="chart" style:data-style-name="N0">
      <style:chart-properties chart:display-label="true" chart:tick-marks-minor-inner="false" chart:tick-marks-minor-outer="true" chart:logarithmic="false" chart:maximum="110" chart:interval-major="5" chart:interval-minor-divisor="5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5107">
      <style:chart-properties chart:link-data-style-to-source="false" chart:data-label-number="value" chart:data-label-text="false" chart:data-label-symbol="false" chart:label-position="top" style:rotation-angle="46"/>
      <style:graphic-properties draw:stroke="none" draw:fill-color="#ffd320"/>
      <style:text-properties fo:font-size="8pt" style:font-size-asian="6pt" style:font-size-complex="6pt"/>
    </style:style>
    <style:style style:name="ch13" style:family="chart" style:data-style-name="N5107">
      <style:chart-properties chart:link-data-style-to-source="false" chart:data-label-number="value" chart:data-label-text="false" chart:data-label-symbol="false" chart:label-position="top" style:rotation-angle="46"/>
      <style:graphic-properties draw:stroke="none" draw:fill-color="#ff950e"/>
      <style:text-properties fo:font-size="8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97cm" svg:height="23.738cm" xlink:href=".." chart:class="chart:bar" chart:style-name="ch1">
        <chart:title svg:x="6.309cm" svg:y="0.475cm" chart:style-name="ch2">
          <text:p>Timemeasurement</text:p>
        </chart:title>
        <chart:subtitle svg:x="6.058cm" svg:y="1.452cm" chart:style-name="ch3">
          <text:p>A[n][n] * B[n][n] = C[n][n]</text:p>
        </chart:subtitle>
        <chart:legend chart:legend-position="top" svg:x="6.92cm" svg:y="2.377cm" chart:style-name="ch4"/>
        <chart:plot-area chart:style-name="ch5" table:cell-range-address="'ods-import'.P38:'ods-import'.R51" chart:data-source-has-labels="both" svg:x="0.449cm" svg:y="3.414cm" svg:width="15.198cm" svg:height="19.577cm">
          <chart:axis chart:dimension="x" chart:name="primary-x" chart:style-name="ch6">
            <chart:title svg:x="6.601cm" svg:y="22.893cm" chart:style-name="ch7">
              <text:p>Dimension of matrices n</text:p>
            </chart:title>
            <chart:categories table:cell-range-address="'ods-import'.P39:'ods-import'.P51"/>
            <chart:grid chart:style-name="ch8" chart:class="major"/>
          </chart:axis>
          <chart:axis chart:dimension="y" chart:name="primary-y" chart:style-name="ch9">
            <chart:title svg:x="0.326cm" svg:y="13.564cm" chart:style-name="ch10">
              <text:p>Time in s</text:p>
            </chart:title>
            <chart:grid chart:style-name="ch11" chart:class="major"/>
          </chart:axis>
          <chart:series chart:style-name="ch12" chart:values-cell-range-address="'ods-import'.Q39:'ods-import'.Q51" chart:label-cell-address="'ods-import'.Q38:'ods-import'.Q38" chart:class="chart:bar">
            <chart:data-point chart:repeated="13"/>
          </chart:series>
          <chart:series chart:style-name="ch13" chart:values-cell-range-address="'ods-import'.R39:'ods-import'.R51" chart:label-cell-address="'ods-import'.R38:'ods-import'.R38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ds-import'.Q38:'ods-import'.Q38">SEQ</text:p>
              </table:table-cell>
              <table:table-cell office:value-type="string">
                <text:p text:id="'ods-import'.R38:'ods-import'.R38">OMP</text:p>
              </table:table-cell>
            </table:table-row>
          </table:table-header-rows>
          <table:table-rows>
            <table:table-row>
              <table:table-cell office:value-type="string">
                <text:p text:id="'ods-import'.P39:'ods-import'.P51">10</text:p>
              </table:table-cell>
              <table:table-cell office:value-type="float" office:value="0.000009">
                <text:p text:id="'ods-import'.Q39:'ods-import'.Q51">0.000009</text:p>
              </table:table-cell>
              <table:table-cell office:value-type="float" office:value="0.000133">
                <text:p text:id="'ods-import'.R39:'ods-import'.R51">0.000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42">
                <text:p>0.000842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79">
                <text:p>0.00679</text:p>
              </table:table-cell>
              <table:table-cell office:value-type="float" office:value="0.005715">
                <text:p>0.005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738">
                <text:p>0.022738</text:p>
              </table:table-cell>
              <table:table-cell office:value-type="float" office:value="0.017486">
                <text:p>0.0174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3809">
                <text:p>0.053809</text:p>
              </table:table-cell>
              <table:table-cell office:value-type="float" office:value="0.024032">
                <text:p>0.024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82557">
                <text:p>0.182557</text:p>
              </table:table-cell>
              <table:table-cell office:value-type="float" office:value="0.047303">
                <text:p>0.0473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5318">
                <text:p>0.445318</text:p>
              </table:table-cell>
              <table:table-cell office:value-type="float" office:value="0.116518">
                <text:p>0.1165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71095">
                <text:p>0.971095</text:p>
              </table:table-cell>
              <table:table-cell office:value-type="float" office:value="0.196249">
                <text:p>0.1962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12249">
                <text:p>3.912249</text:p>
              </table:table-cell>
              <table:table-cell office:value-type="float" office:value="0.758423">
                <text:p>0.7584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821171">
                <text:p>9.821171</text:p>
              </table:table-cell>
              <table:table-cell office:value-type="float" office:value="1.77215">
                <text:p>1.7721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7.2643">
                <text:p>37.2643</text:p>
              </table:table-cell>
              <table:table-cell office:value-type="float" office:value="6.794313">
                <text:p>6.79431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6.591623">
                <text:p>106.591623</text:p>
              </table:table-cell>
              <table:table-cell office:value-type="float" office:value="17.888271">
                <text:p>17.888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</office:styles>
</office:document-styles>
</file>